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Tymes" fo:font-size="12pt" fo:font-weight="normal" officeooo:rsid="00209f86" officeooo:paragraph-rsid="00209f86" style:font-name-asian="Microsoft YaHei" style:font-size-asian="10.5pt" style:font-weight-asian="normal" style:font-name-complex="Arial" style:font-size-complex="12pt" style:font-weight-complex="normal"/>
    </style:style>
    <style:style style:name="P2" style:family="paragraph" style:parent-style-name="Text_20_body">
      <style:text-properties style:font-name="Tymes" officeooo:paragraph-rsid="001d42c0"/>
    </style:style>
    <style:style style:name="P3" style:family="paragraph" style:parent-style-name="Text_20_body">
      <style:text-properties style:font-name="Tymes" officeooo:rsid="00259fff" officeooo:paragraph-rsid="00259fff"/>
    </style:style>
    <style:style style:name="P4" style:family="paragraph" style:parent-style-name="Text_20_body">
      <style:text-properties style:font-name="Tymes" officeooo:rsid="00260a3a" officeooo:paragraph-rsid="00260a3a"/>
    </style:style>
    <style:style style:name="P5" style:family="paragraph" style:parent-style-name="Text_20_body">
      <style:text-properties officeooo:rsid="00259fff" officeooo:paragraph-rsid="00259fff"/>
    </style:style>
    <style:style style:name="P6" style:family="paragraph" style:parent-style-name="Code">
      <style:text-properties officeooo:rsid="003420c3" officeooo:paragraph-rsid="003420c3"/>
    </style:style>
    <style:style style:name="P7" style:family="paragraph" style:parent-style-name="Code">
      <style:text-properties officeooo:rsid="003420c3" officeooo:paragraph-rsid="003be614"/>
    </style:style>
    <style:style style:name="P8" style:family="paragraph" style:parent-style-name="Code">
      <style:text-properties officeooo:rsid="00347020" officeooo:paragraph-rsid="00347020"/>
    </style:style>
    <style:style style:name="P9" style:family="paragraph" style:parent-style-name="Code">
      <style:text-properties style:font-name="Tymes" officeooo:rsid="003420c3" officeooo:paragraph-rsid="003be614"/>
    </style:style>
    <style:style style:name="P10" style:family="paragraph" style:parent-style-name="Heading_20_1">
      <style:text-properties style:font-name="Tymes" officeooo:paragraph-rsid="001d42c0"/>
    </style:style>
    <style:style style:name="P11" style:family="paragraph" style:parent-style-name="Heading_20_2">
      <style:text-properties style:font-name="Tymes" officeooo:paragraph-rsid="001d42c0"/>
    </style:style>
    <style:style style:name="P12" style:family="paragraph" style:parent-style-name="Heading_20_2">
      <style:text-properties style:font-name="Tymes" fo:font-size="14pt" officeooo:rsid="020fb688" officeooo:paragraph-rsid="001d42c0" style:font-size-asian="14pt" style:font-size-complex="14pt"/>
    </style:style>
    <style:style style:name="P13" style:family="paragraph" style:parent-style-name="Heading_20_3">
      <style:text-properties style:font-name="Tymes" officeooo:rsid="02137249" officeooo:paragraph-rsid="001d42c0"/>
    </style:style>
    <style:style style:name="P14" style:family="paragraph" style:parent-style-name="Heading_20_3">
      <style:text-properties style:font-name="Tymes" officeooo:rsid="021267ee" officeooo:paragraph-rsid="001d42c0"/>
    </style:style>
    <style:style style:name="P15" style:family="paragraph" style:parent-style-name="Heading_20_3">
      <style:text-properties officeooo:paragraph-rsid="00259fff"/>
    </style:style>
    <style:style style:name="P16" style:family="paragraph" style:parent-style-name="Text_20_body">
      <style:text-properties style:font-name="Tymes" fo:font-size="12pt" fo:font-weight="normal" officeooo:rsid="0028ccee" officeooo:paragraph-rsid="0028ccee" style:font-name-asian="Microsoft YaHei" style:font-size-asian="10.5pt" style:font-weight-asian="normal" style:font-name-complex="Arial" style:font-size-complex="12pt" style:font-weight-complex="normal"/>
    </style:style>
    <style:style style:name="P17" style:family="paragraph" style:parent-style-name="Text_20_body">
      <style:text-properties style:font-name="Tymes" fo:font-size="12pt" fo:font-weight="normal" officeooo:rsid="001fd42f" officeooo:paragraph-rsid="002c5265" style:font-name-asian="Microsoft YaHei" style:font-size-asian="10.5pt" style:font-weight-asian="normal" style:font-name-complex="Arial" style:font-size-complex="12pt" style:font-weight-complex="normal"/>
    </style:style>
    <style:style style:name="P18" style:family="paragraph" style:parent-style-name="Text_20_body">
      <style:text-properties style:font-name="Tymes" fo:font-size="12pt" fo:font-style="normal" fo:font-weight="normal" officeooo:rsid="003420c3" officeooo:paragraph-rsid="003420c3" style:font-name-asian="Microsoft YaHei" style:font-size-asian="14.1000003814697pt" style:font-style-asian="normal" style:font-weight-asian="bold" style:font-name-complex="Arial" style:font-size-complex="14.1000003814697pt" style:font-style-complex="normal" style:font-weight-complex="bold"/>
    </style:style>
    <style:style style:name="P19" style:family="paragraph" style:parent-style-name="Text_20_body">
      <style:text-properties style:font-name="Tymes" officeooo:rsid="0032229b" officeooo:paragraph-rsid="0032229b"/>
    </style:style>
    <style:style style:name="P20" style:family="paragraph" style:parent-style-name="Text_20_body">
      <style:text-properties style:font-name="Tymes" officeooo:rsid="003be614" officeooo:paragraph-rsid="003be614"/>
    </style:style>
    <style:style style:name="P21" style:family="paragraph" style:parent-style-name="Text_20_body">
      <style:text-properties officeooo:rsid="0022b9dc" officeooo:paragraph-rsid="002e881c"/>
    </style:style>
    <style:style style:name="P22" style:family="paragraph" style:parent-style-name="Text_20_body">
      <style:text-properties officeooo:paragraph-rsid="002ff8af"/>
    </style:style>
    <style:style style:name="P23" style:family="paragraph" style:parent-style-name="Text_20_body">
      <style:text-properties officeooo:rsid="003221bf" officeooo:paragraph-rsid="003221bf"/>
    </style:style>
    <style:style style:name="P24" style:family="paragraph" style:parent-style-name="Text_20_body">
      <style:text-properties officeooo:rsid="00347020" officeooo:paragraph-rsid="00347020"/>
    </style:style>
    <style:style style:name="P25" style:family="paragraph" style:parent-style-name="Text_20_body">
      <style:text-properties officeooo:rsid="00365cea" officeooo:paragraph-rsid="00365cea"/>
    </style:style>
    <style:style style:name="P26" style:family="paragraph" style:parent-style-name="Text_20_body" style:list-style-name="L1">
      <style:text-properties officeooo:rsid="00365cea" officeooo:paragraph-rsid="00365cea"/>
    </style:style>
    <style:style style:name="P27" style:family="paragraph" style:parent-style-name="Text_20_body" style:list-style-name="L1">
      <style:text-properties officeooo:rsid="00365cea" officeooo:paragraph-rsid="00394215"/>
    </style:style>
    <style:style style:name="P28" style:family="paragraph" style:parent-style-name="Text_20_body" style:list-style-name="L1">
      <style:text-properties officeooo:rsid="00394215" officeooo:paragraph-rsid="00394215"/>
    </style:style>
    <style:style style:name="T1" style:family="text">
      <style:text-properties officeooo:rsid="020fb688"/>
    </style:style>
    <style:style style:name="T2" style:family="text">
      <style:text-properties fo:font-weight="bold" style:font-name-asian="Microsoft YaHei" style:font-weight-asian="bold" style:font-name-complex="Arial" style:font-weight-complex="bold"/>
    </style:style>
    <style:style style:name="T3" style:family="text">
      <style:text-properties fo:font-weight="bold" officeooo:rsid="020fb688" style:font-name-asian="Microsoft YaHei" style:font-weight-asian="bold" style:font-name-complex="Arial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0d6da"/>
    </style:style>
    <style:style style:name="T6" style:family="text">
      <style:text-properties style:text-position="0% 100%" officeooo:rsid="002cda34"/>
    </style:style>
    <style:style style:name="T7" style:family="text">
      <style:text-properties style:text-position="0% 100%" officeooo:rsid="00298439"/>
    </style:style>
    <style:style style:name="T8" style:family="text">
      <style:text-properties style:text-position="0% 100%" officeooo:rsid="002e881c"/>
    </style:style>
    <style:style style:name="T9" style:family="text">
      <style:text-properties style:text-position="0% 100%" officeooo:rsid="003148d2"/>
    </style:style>
    <style:style style:name="T10" style:family="text">
      <style:text-properties officeooo:rsid="0020d6da"/>
    </style:style>
    <style:style style:name="T11" style:family="text">
      <style:text-properties officeooo:rsid="0028ccee"/>
    </style:style>
    <style:style style:name="T12" style:family="text">
      <style:text-properties officeooo:rsid="00298439"/>
    </style:style>
    <style:style style:name="T13" style:family="text">
      <style:text-properties officeooo:rsid="002c5265"/>
    </style:style>
    <style:style style:name="T14" style:family="text">
      <style:text-properties officeooo:rsid="002e881c"/>
    </style:style>
    <style:style style:name="T15" style:family="text">
      <style:text-properties officeooo:rsid="002f7d9d"/>
    </style:style>
    <style:style style:name="T16" style:family="text">
      <style:text-properties officeooo:rsid="002ff8af"/>
    </style:style>
    <style:style style:name="T17" style:family="text">
      <style:text-properties officeooo:rsid="0022b9dc"/>
    </style:style>
    <style:style style:name="T18" style:family="text">
      <style:text-properties officeooo:rsid="0030a9d9"/>
    </style:style>
    <style:style style:name="T19" style:family="text">
      <style:text-properties officeooo:rsid="003148d2"/>
    </style:style>
    <style:style style:name="T20" style:family="text">
      <style:text-properties officeooo:rsid="0032229b"/>
    </style:style>
    <style:style style:name="T21" style:family="text">
      <style:text-properties officeooo:rsid="003420c3"/>
    </style:style>
    <style:style style:name="T22" style:family="text">
      <style:text-properties officeooo:rsid="00365cea"/>
    </style:style>
    <style:style style:name="T23" style:family="text">
      <style:text-properties style:font-name="Tymes"/>
    </style:style>
    <style:style style:name="T24" style:family="text">
      <style:text-properties style:font-name="Tymes" officeooo:rsid="02137249"/>
    </style:style>
    <style:style style:name="T25" style:family="text">
      <style:text-properties style:font-name="Tymes" officeooo:rsid="00394215"/>
    </style:style>
    <style:style style:name="T26" style:family="text">
      <style:text-properties officeooo:rsid="003be6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O<text:span text:style-name="T1">bject Oriented Programming</text:span></text:h>
      <text:p text:style-name="P17">Object Oriented programming is a programming paradigm where <text:span text:style-name="T12">classes are designed to hold the </text:span>data <text:span text:style-name="T15">and </text:span><text:span text:style-name="T12">for its use, </text:span><text:span text:style-name="T13">or behavior</text:span><text:span text:style-name="T12">. <text:s/>The relationships between the objects determines how the program operates.</text:span><text:reference-mark-start text:name="ADDIN CSL_CITATION {&quot;citationItems&quot;: [{&quot;id&quot;: &quot;ITEM-1&quot;, &quot;itemData&quot;: {&quot;ISBN&quot;: &quot;978-0-471-79191-1&quot;, &quot;author&quot;: [{&quot;dropping-particle&quot;: &quot;&quot;, &quot;family&quot;: &quot;Horstmann&quot;, &quot;given&quot;: &quot;Cay&quot;, &quot;non-dropping-particle&quot;: &quot;&quot;, &quot;parse-names&quot;: false, &quot;suffix&quot;: &quot;&quot;}], &quot;id&quot;: &quot;ITEM-1&quot;, &quot;issued&quot;: {&quot;date-parts&quot;: [[&quot;2010&quot;]]}, &quot;publisher&quot;: &quot;John Wiley &amp; Sons&quot;, &quot;title&quot;: &quot;Java for Everyone&quot;, &quot;type&quot;: &quot;book&quot;}, &quot;uris&quot;: [&quot;http://www.mendeley.com/documents/?uuid=763751bd-5f60-4171-952f-4502778bffa1&quot;]}], &quot;mendeley&quot;: {&quot;formattedCitation&quot;: &quot;[1]&quot;, &quot;plainTextFormattedCitation&quot;: &quot;[1]&quot;, &quot;previouslyFormattedCitation&quot;: &quot;[1]&quot;}, &quot;properties&quot;: {&quot;noteIndex&quot;: 0}, &quot;schema&quot;: &quot;https://github.com/citation-style-language/schema/raw/master/csl-citation.json&quot;} RNDr4KBtt5QVG"/><text:span text:style-name="T7">[1]</text:span><text:reference-mark-end text:name="ADDIN CSL_CITATION {&quot;citationItems&quot;: [{&quot;id&quot;: &quot;ITEM-1&quot;, &quot;itemData&quot;: {&quot;ISBN&quot;: &quot;978-0-471-79191-1&quot;, &quot;author&quot;: [{&quot;dropping-particle&quot;: &quot;&quot;, &quot;family&quot;: &quot;Horstmann&quot;, &quot;given&quot;: &quot;Cay&quot;, &quot;non-dropping-particle&quot;: &quot;&quot;, &quot;parse-names&quot;: false, &quot;suffix&quot;: &quot;&quot;}], &quot;id&quot;: &quot;ITEM-1&quot;, &quot;issued&quot;: {&quot;date-parts&quot;: [[&quot;2010&quot;]]}, &quot;publisher&quot;: &quot;John Wiley &amp; Sons&quot;, &quot;title&quot;: &quot;Java for Everyone&quot;, &quot;type&quot;: &quot;book&quot;}, &quot;uris&quot;: [&quot;http://www.mendeley.com/documents/?uuid=763751bd-5f60-4171-952f-4502778bffa1&quot;]}], &quot;mendeley&quot;: {&quot;formattedCitation&quot;: &quot;[1]&quot;, &quot;plainTextFormattedCitation&quot;: &quot;[1]&quot;, &quot;previouslyFormattedCitation&quot;: &quot;[1]&quot;}, &quot;properties&quot;: {&quot;noteIndex&quot;: 0}, &quot;schema&quot;: &quot;https://github.com/citation-style-language/schema/raw/master/csl-citation.json&quot;} RNDr4KBtt5QVG"/><text:span text:style-name="T12">⁠</text:span> <text:s/><text:span text:style-name="T11">There are many different object-oriented programming languages including: Java, C++, Smalltalk, Unicon, </text:span><text:span text:style-name="T13">PHP, Python, Visual Basic, and many others. <text:s/></text:span></text:p>
      <text:p text:style-name="P17"><text:span text:style-name="T13">The advantages of object-oriented programming is its scalability and efficiency. <text:s/>Its main features are abstraction, </text:span><text:span text:style-name="T10">encapsulation, inheritance, and polymorphism.</text:span></text:p>
      <text:h text:style-name="P11" text:outline-level="2"><text:bookmark-start text:name="__RefHeading___Toc3519_3284950984"/><text:span text:style-name="T3">U</text:span><text:span text:style-name="T2">nicon</text:span><text:bookmark-end text:name="__RefHeading___Toc3519_3284950984"/></text:h>
      <text:p text:style-name="P16">Programming with Unicon describes Unicon’s object-oriented programming as starting “with encapsulation, inheritance, and polymorphism.”<text:reference-mark-start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, &quot;previouslyFormattedCitation&quot;: &quot;[2]&quot;}, &quot;properties&quot;: {&quot;noteIndex&quot;: 0}, &quot;schema&quot;: &quot;https://github.com/citation-style-language/schema/raw/master/csl-citation.json&quot;} RNDMqxW3Jr7VO"/><text:span text:style-name="T4">[2]</text:span><text:reference-mark-end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, &quot;previouslyFormattedCitation&quot;: &quot;[2]&quot;}, &quot;properties&quot;: {&quot;noteIndex&quot;: 0}, &quot;schema&quot;: &quot;https://github.com/citation-style-language/schema/raw/master/csl-citation.json&quot;} RNDMqxW3Jr7VO"/>⁠</text:p>
      <text:p text:style-name="P1">The Object Oriented aspects of Unicon were designed for <text:span text:style-name="T10">simplicity and recognizes there are some situations where putting all the information into a class may not be the most desirable solution.</text:span><text:reference-mark-start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, &quot;previouslyFormattedCitation&quot;: &quot;[2]&quot;}, &quot;properties&quot;: {&quot;noteIndex&quot;: 0}, &quot;schema&quot;: &quot;https://github.com/citation-style-language/schema/raw/master/csl-citation.json&quot;} RNDhLTWSdOJzo"/><text:span text:style-name="T10">[2]</text:span><text:reference-mark-end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, &quot;previouslyFormattedCitation&quot;: &quot;[2]&quot;}, &quot;properties&quot;: {&quot;noteIndex&quot;: 0}, &quot;schema&quot;: &quot;https://github.com/citation-style-language/schema/raw/master/csl-citation.json&quot;} RNDhLTWSdOJzo"/><text:span text:style-name="T5"> </text:span><text:span text:style-name="T6">Therefore it is not entirely object-oriented.</text:span></text:p>
      <text:h text:style-name="Heading_20_3" text:outline-level="3">Encapsulation</text:h>
      <text:p text:style-name="P21"><text:span text:style-name="T14">The principle of encapsulation is the hiding of variables and code in a class. <text:s/>Methods are used to access and manipulate the data or perform specific tasks. <text:s/>This is supposed to help protect the data from unintentional changes to your data. <text:s/>In languages like Java, it is encouraged the class variables be made private, or invisible to the outside classes. <text:s/>Having differing accessibility standings requires the system to check not only does the variable exists and is in scope, but also whether it is accessible.</text:span><text:reference-mark-start text:name="ADDIN CSL_CITATION {&quot;citationItems&quot;: [{&quot;id&quot;: &quot;ITEM-1&quot;, &quot;itemData&quot;: {&quot;ISBN&quot;: &quot;978-0-471-79191-1&quot;, &quot;author&quot;: [{&quot;dropping-particle&quot;: &quot;&quot;, &quot;family&quot;: &quot;Horstmann&quot;, &quot;given&quot;: &quot;Cay&quot;, &quot;non-dropping-particle&quot;: &quot;&quot;, &quot;parse-names&quot;: false, &quot;suffix&quot;: &quot;&quot;}], &quot;id&quot;: &quot;ITEM-1&quot;, &quot;issued&quot;: {&quot;date-parts&quot;: [[&quot;2010&quot;]]}, &quot;publisher&quot;: &quot;John Wiley &amp; Sons&quot;, &quot;title&quot;: &quot;Java for Everyone&quot;, &quot;type&quot;: &quot;book&quot;}, &quot;uris&quot;: [&quot;http://www.mendeley.com/documents/?uuid=763751bd-5f60-4171-952f-4502778bffa1&quot;]}], &quot;mendeley&quot;: {&quot;formattedCitation&quot;: &quot;[1]&quot;, &quot;plainTextFormattedCitation&quot;: &quot;[1]&quot;, &quot;previouslyFormattedCitation&quot;: &quot;[1]&quot;}, &quot;properties&quot;: {&quot;noteIndex&quot;: 0}, &quot;schema&quot;: &quot;https://github.com/citation-style-language/schema/raw/master/csl-citation.json&quot;} RNDEfFHvJYeSM"/><text:span text:style-name="T8">[1]</text:span><text:reference-mark-end text:name="ADDIN CSL_CITATION {&quot;citationItems&quot;: [{&quot;id&quot;: &quot;ITEM-1&quot;, &quot;itemData&quot;: {&quot;ISBN&quot;: &quot;978-0-471-79191-1&quot;, &quot;author&quot;: [{&quot;dropping-particle&quot;: &quot;&quot;, &quot;family&quot;: &quot;Horstmann&quot;, &quot;given&quot;: &quot;Cay&quot;, &quot;non-dropping-particle&quot;: &quot;&quot;, &quot;parse-names&quot;: false, &quot;suffix&quot;: &quot;&quot;}], &quot;id&quot;: &quot;ITEM-1&quot;, &quot;issued&quot;: {&quot;date-parts&quot;: [[&quot;2010&quot;]]}, &quot;publisher&quot;: &quot;John Wiley &amp; Sons&quot;, &quot;title&quot;: &quot;Java for Everyone&quot;, &quot;type&quot;: &quot;book&quot;}, &quot;uris&quot;: [&quot;http://www.mendeley.com/documents/?uuid=763751bd-5f60-4171-952f-4502778bffa1&quot;]}], &quot;mendeley&quot;: {&quot;formattedCitation&quot;: &quot;[1]&quot;, &quot;plainTextFormattedCitation&quot;: &quot;[1]&quot;, &quot;previouslyFormattedCitation&quot;: &quot;[1]&quot;}, &quot;properties&quot;: {&quot;noteIndex&quot;: 0}, &quot;schema&quot;: &quot;https://github.com/citation-style-language/schema/raw/master/csl-citation.json&quot;} RNDEfFHvJYeSM"/><text:span text:style-name="T14">⁠</text:span><text:reference-mark-start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, &quot;previouslyFormattedCitation&quot;: &quot;[2]&quot;}, &quot;properties&quot;: {&quot;noteIndex&quot;: 0}, &quot;schema&quot;: &quot;https://github.com/citation-style-language/schema/raw/master/csl-citation.json&quot;} RNDErYgL18lam"/><text:span text:style-name="T8">[2]</text:span><text:reference-mark-end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, &quot;previouslyFormattedCitation&quot;: &quot;[2]&quot;}, &quot;properties&quot;: {&quot;noteIndex&quot;: 0}, &quot;schema&quot;: &quot;https://github.com/citation-style-language/schema/raw/master/csl-citation.json&quot;} RNDErYgL18lam"/><text:span text:style-name="T14">⁠</text:span></text:p>
      <text:p text:style-name="P21">In Unicon it was decided to make the object variables available, or public, so they can be access<text:span text:style-name="T14">ed</text:span> from anywhere. <text:s/>This eliminated the need to check the visibility of <text:span text:style-name="T14">class </text:span>variable<text:span text:style-name="T14">s</text:span> when referenced.<text:reference-mark-start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, &quot;previouslyFormattedCitation&quot;: &quot;[2]&quot;}, &quot;properties&quot;: {&quot;noteIndex&quot;: 0}, &quot;schema&quot;: &quot;https://github.com/citation-style-language/schema/raw/master/csl-citation.json&quot;} RNDSwVivFVBsv"/><text:span text:style-name="T4">[2]</text:span><text:reference-mark-end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, &quot;previouslyFormattedCitation&quot;: &quot;[2]&quot;}, &quot;properties&quot;: {&quot;noteIndex&quot;: 0}, &quot;schema&quot;: &quot;https://github.com/citation-style-language/schema/raw/master/csl-citation.json&quot;} RNDSwVivFVBsv"/>⁠</text:p>
      <text:h text:style-name="Heading_20_3" text:outline-level="3">Inheritance</text:h>
      <text:p text:style-name="P22"><text:span text:style-name="T17">A class can inherit the qualities of other classes. <text:s/></text:span><text:span text:style-name="T16">This helps reduce redundant code </text:span><text:span text:style-name="T18">in larger programs</text:span><text:span text:style-name="T16">. <text:s/></text:span><text:span text:style-name="T18">The class which other classes inherit is called the super class and the inheriting classes are sub-classes. </text:span><text:span text:style-name="T16">If you create a primate class </text:span><text:span text:style-name="T18">as a super class, </text:span><text:span text:style-name="T16">with all kinds of data like hair color, eye color and teeth. <text:s/>The </text:span><text:span text:style-name="T18">sub-classes </text:span><text:span text:style-name="T16">chimp, gorilla and monkey, inherit the </text:span><text:span text:style-name="T18">qualities of the </text:span><text:span text:style-name="T16">primate class. <text:s/></text:span><text:span text:style-name="T18">E</text:span><text:span text:style-name="T16">ach would not have to contain their own code </text:span><text:span text:style-name="T18">where they are common</text:span><text:span text:style-name="T16">. <text:s/>Each could have their own code which is relevant to chimps gorillas or monkeys. <text:s/>You may want to add a tail attribute to the monkey class.</text:span></text:p>
      <text:p text:style-name="P22"><text:span text:style-name="T16">Unicon allows classes to inherit from multiple classes, in java </text:span><text:span text:style-name="T18">multiple inheritance</text:span><text:span text:style-name="T16"> is </text:span><text:span text:style-name="T18">only</text:span><text:span text:style-name="T16"> allowed </text:span><text:span text:style-name="T18">with interfaces</text:span><text:span text:style-name="T16">. <text:s/></text:span><text:span text:style-name="T19">An override of methods defined in the super class is done when a sub-class defines a method with the same name as the super class method. <text:s/>Since Unicon allows multiple inheritance, the super class must be identified when invoking an overridden method.</text:span><text:reference-mark-start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}, &quot;properties&quot;: {&quot;noteIndex&quot;: 0}, &quot;schema&quot;: &quot;https://github.com/citation-style-language/schema/raw/master/csl-citation.json&quot;} RNDUeAXq8uxCl"/><text:span text:style-name="T9">[2]</text:span><text:reference-mark-end text:name="ADDIN CSL_CITATION {&quot;citationItems&quot;: [{&quot;id&quot;: &quot;ITEM-1&quot;, &quot;itemData&quot;: {&quot;author&quot;: [{&quot;dropping-particle&quot;: &quot;&quot;, &quot;family&quot;: &quot;Jeffery&quot;, &quot;given&quot;: &quot;Clinton&quot;, &quot;non-dropping-particle&quot;: &quot;&quot;, &quot;parse-names&quot;: false, &quot;suffix&quot;: &quot;&quot;}, {&quot;dropping-particle&quot;: &quot;&quot;, &quot;family&quot;: &quot;Mohamed&quot;, &quot;given&quot;: &quot;Shamim&quot;, &quot;non-dropping-particle&quot;: &quot;&quot;, &quot;parse-names&quot;: false, &quot;suffix&quot;: &quot;&quot;}, {&quot;dropping-particle&quot;: &quot;&quot;, &quot;family&quot;: &quot;Al-Gharaibeh&quot;, &quot;given&quot;: &quot;Jafar&quot;, &quot;non-dropping-particle&quot;: &quot;&quot;, &quot;parse-names&quot;: false, &quot;suffix&quot;: &quot;&quot;}, {&quot;dropping-particle&quot;: &quot;&quot;, &quot;family&quot;: &quot;Perreda&quot;, &quot;given&quot;: &quot;Ray&quot;, &quot;non-dropping-particle&quot;: &quot;&quot;, &quot;parse-names&quot;: false, &quot;suffix&quot;: &quot;&quot;}, {&quot;dropping-particle&quot;: &quot;&quot;, &quot;family&quot;: &quot;Parlett&quot;, &quot;given&quot;: &quot;Robert&quot;, &quot;non-dropping-particle&quot;: &quot;&quot;, &quot;parse-names&quot;: false, &quot;suffix&quot;: &quot;&quot;}], &quot;id&quot;: &quot;ITEM-1&quot;, &quot;issued&quot;: {&quot;date-parts&quot;: [[&quot;2012&quot;, &quot;8&quot;, &quot;1&quot;]]}, &quot;title&quot;: &quot;Programming with Unicon&quot;, &quot;type&quot;: &quot;book&quot;}, &quot;uris&quot;: [&quot;http://www.mendeley.com/documents/?uuid=5c798981-ebd9-4be7-8f41-880ebf5fe9cd&quot;]}], &quot;mendeley&quot;: {&quot;formattedCitation&quot;: &quot;[2]&quot;, &quot;plainTextFormattedCitation&quot;: &quot;[2]&quot;}, &quot;properties&quot;: {&quot;noteIndex&quot;: 0}, &quot;schema&quot;: &quot;https://github.com/citation-style-language/schema/raw/master/csl-citation.json&quot;} RNDUeAXq8uxCl"/><text:span text:style-name="T19">⁠</text:span></text:p>
      <text:p text:style-name="Code"><text:soft-page-break/>object$superclass.method(parameters)</text:p>
      <text:h text:style-name="Heading_20_3" text:outline-level="3">Polymorphism</text:h>
      <text:p text:style-name="P23">Polymorphism is a property as a result of inheritance and encapsulation. <text:s/>A sub-class has the properties of the super class and can interact with other classes in the same way as the super class. <text:s/>If a class want to call any method which is defined in the super class, it will have to problem doing so, but if the method has been overwritten in the sub-class, then it will run the sub-class m<text:span text:style-name="T20">e</text:span>thod.</text:p>
      <text:h text:style-name="Heading_20_3" text:outline-level="3"><text:bookmark-start text:name="__RefHeading___Toc3521_3284950984"/>Packages<text:bookmark-end text:name="__RefHeading___Toc3521_3284950984"/></text:h>
      <text:p text:style-name="P19">In large programs, programmers may find themselves writing global variables which have matching names. <text:s/>This can be big trouble. <text:s/>A programmer will have difficulty finding out why a variable is changing its value when it is not supposed to. <text:s/>Packages allow for the partitioning of the global data so they will not interfere with one another. <text:s/>Declaring a package in Unicon tells the system where a piece of data or namespace where it exists and that it is not part of other packages. <text:s/></text:p>
      <text:p text:style-name="P19">In Unicon the contents of a package is the code that follows its declaration. <text:s/>To declare a package you use the keyword package followed by <text:span text:style-name="T21">either a package name or a filename. <text:s/>To import a package it done similarly with the keyword import followed by the package name or a filename.</text:span></text:p>
      <text:h text:style-name="Heading_20_3" text:outline-level="3"><text:bookmark-start text:name="__RefHeading___Toc3523_3284950984"/>Class <text:span text:style-name="T21">definitions</text:span><text:bookmark-end text:name="__RefHeading___Toc3523_3284950984"/></text:h>
      <text:p text:style-name="P18">Classes are data structures defined by the user. <text:s/>In Unicon they are defined as follows:</text:p>
      <text:p text:style-name="P6">class classname(attribute1, attribute2, …)</text:p>
      <text:p text:style-name="P6"><text:tab/>method methodname(param1, param2, …)</text:p>
      <text:p text:style-name="P6"><text:tab/><text:tab/>&lt;method body&gt;</text:p>
      <text:p text:style-name="P6"><text:tab/>end</text:p>
      <text:p text:style-name="P6"><text:tab/>. . .</text:p>
      <text:p text:style-name="P6">initially(paramA, paramB, …)</text:p>
      <text:p text:style-name="P6"><text:tab/>&lt;method body&gt;</text:p>
      <text:p text:style-name="P6">end</text:p>
      <text:p text:style-name="P24">Classes are instantiated by invoking its class name and some arguments like below:</text:p>
      <text:p text:style-name="P8">object := classname(arg1, arg2, …)</text:p>
      <text:p text:style-name="P24">To invoke a class method it would look something like this:</text:p>
      <text:p text:style-name="P8">object.methodname(arg1, arg2, …)</text:p>
      <text:p text:style-name="Text_20_body"/>
      <text:h text:style-name="P13" text:outline-level="3"><text:bookmark-start text:name="__RefHeading___Toc3525_3284950984"/><text:soft-page-break/>Variable Scope<text:bookmark-end text:name="__RefHeading___Toc3525_3284950984"/></text:h>
      <text:p text:style-name="P2"/>
      <text:h text:style-name="P12" text:outline-level="2"><text:bookmark-start text:name="__RefHeading___Toc3527_3284950984"/>SCOEL<text:bookmark-end text:name="__RefHeading___Toc3527_3284950984"/></text:h>
      <text:p text:style-name="P3">Like Unicon, Scoel is also an object oriented language. <text:s/>Although it is derived from Unicon, there are many differences in Scoel.</text:p>
      <text:h text:style-name="P15" text:outline-level="3">Encapsulation</text:h>
      <text:p text:style-name="P5">Scoel requires accessibility to be part of the declaration of all its variables. <text:s/>The accessibility ranges include, global, const (constant), local, read (read only), and public. <text:s/>Global and const variables can only be declared outside of a class definition. <text:s/>The other three can only be declared inside a class definition, either inside or outside a method.</text:p>
      <text:h text:style-name="P15" text:outline-level="3">Inheritance</text:h>
      <text:p text:style-name="P5">Scoel is like Unicon in its inheritance. <text:s/>Other than some notational differences, they are pretty much the same.</text:p>
      <text:h text:style-name="P15" text:outline-level="3">Packages</text:h>
      <text:p text:style-name="P4">In Scoel, every text file containing code is a package. <text:s/><text:span text:style-name="T22">There is no need to declare a package because it is assumed. <text:s/>Classes, records and other information are segregated into the package where they are defined. </text:span>Each package can any number of class <text:span text:style-name="T22">and record </text:span>definitions; <text:span text:style-name="T22">facts, queries, rules and functions; and </text:span>global and constant variables.</text:p>
      <text:h text:style-name="Heading_20_3" text:outline-level="3"><text:bookmark-start text:name="__RefHeading___Toc3523_32849509841"/>Classes<text:bookmark-end text:name="__RefHeading___Toc3523_32849509841"/></text:h>
      <text:p text:style-name="P20">Classes in Scoel are similar to classes in Unicon, except the attributes are declared inside the class, not in the class header; also the constructor is called constructor:</text:p>
      <text:p text:style-name="P7">class classname</text:p>
      <text:p text:style-name="P7"><text:tab/>method methodname(param1, param2, …)</text:p>
      <text:p text:style-name="P7"><text:tab/><text:tab/>&lt;method body&gt;</text:p>
      <text:p text:style-name="P7"><text:tab/>end</text:p>
      <text:p text:style-name="P7"><text:tab/>. . .</text:p>
      <text:p text:style-name="P7"><text:span text:style-name="T26">constructor</text:span>(paramA, paramB, …)</text:p>
      <text:p text:style-name="P7"><text:tab/>&lt;method body&gt;</text:p>
      <text:p text:style-name="P9">end</text:p>
      <text:h text:style-name="P14" text:outline-level="3"><text:bookmark-start text:name="__RefHeading___Toc3531_3284950984"/><text:soft-page-break/>Abstract Classes<text:bookmark-end text:name="__RefHeading___Toc3531_3284950984"/></text:h>
      <text:p text:style-name="P4">Like interfaces, can have the signature of methods to be defined later, but can also have method definitions and variable declarations.</text:p>
      <text:h text:style-name="P13" text:outline-level="3"><text:bookmark-start text:name="__RefHeading___Toc3533_3284950984"/>Variable Scope and Permissions<text:bookmark-end text:name="__RefHeading___Toc3533_3284950984"/></text:h>
      <text:p text:style-name="P25"><text:span text:style-name="T24">A</text:span><text:span text:style-name="T23">ll variables in Scoel must have their accessibility declared. <text:s/></text:span><text:span text:style-name="T25">Topical</text:span><text:span text:style-name="T23"> constant </text:span><text:span text:style-name="T25">and global</text:span><text:span text:style-name="T23"> variables can be declared outside of the class definitions, while private, read only and public accessibility can only be used inside a class definition.</text:span></text:p>
      <text:list xml:id="list3900715220" text:style-name="L1">
        <text:list-item>
          <text:p text:style-name="P28"><text:span text:style-name="T23">Topical variables are only accessible inside their package and may be modified from within its package.</text:span></text:p>
        </text:list-item>
        <text:list-item>
          <text:p text:style-name="P26"><text:span text:style-name="T23">Constants are accessible anywhere but may not be modified.</text:span></text:p>
        </text:list-item>
        <text:list-item>
          <text:p text:style-name="P27"><text:span text:style-name="T23">Global variables are accessible anywhere and can be modified anywhere.</text:span></text:p>
        </text:list-item>
        <text:list-item>
          <text:p text:style-name="P26"><text:span text:style-name="T23">Private variables are only accessible inside their class or method.</text:span></text:p>
        </text:list-item>
        <text:list-item>
          <text:p text:style-name="P26"><text:span text:style-name="T23">Read only variables are accessible anywhere, but may not be modified.</text:span></text:p>
        </text:list-item>
        <text:list-item>
          <text:p text:style-name="P26"><text:span text:style-name="T23">Public variables are accessible anywhere and can be modified anywher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ymes" fo:font-family="Tymes" style:font-pitch="variable" fo:font-size="12pt" fo:font-style="normal" fo:font-weight="bold" officeooo:rsid="02137249" style:font-name-asian="Microsoft YaHei" style:font-family-asian="'Microsoft YaHei'" style:font-family-generic-asian="system" style:font-pitch-asian="variable" style:font-size-asian="14.1000003814697pt" style:font-style-asian="normal" style:font-weight-asian="bold" style:font-name-complex="Arial" style:font-family-complex="Arial" style:font-family-generic-complex="system" style:font-pitch-complex="variable" style:font-size-complex="14.1000003814697pt" style:font-style-complex="normal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" fo:font-family="'Times New Roman'" style:font-style-name="Bold" style:font-family-generic="roman" style:font-pitch="variable" fo:font-size="16pt" fo:font-weight="bold" officeooo:rsid="01d596ef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>
        <style:tab-stops/>
      </style:paragraph-properties>
      <style:text-properties style:font-name="Times New Roman" fo:font-family="'Times New Roman'" style:font-style-name="Bold" style:font-family-generic="roman" style:font-pitch="variable" fo:font-size="14pt" fo:font-weight="bold" officeooo:rsid="0181e092" style:font-size-asian="14pt" style:font-weight-asian="bold" style:font-size-complex="14pt" style:font-weight-complex="bold"/>
    </style:style>
    <style:style style:name="Code" style:family="paragraph" style:parent-style-name="Text_20_body" style:auto-update="true">
      <style:paragraph-properties fo:margin-left="0.5in" fo:margin-right="0in" fo:text-indent="0in" style:auto-text-indent="false"/>
      <style:text-properties style:font-name="FreeMono" fo:font-family="FreeMono" style:font-style-name="Regular" style:font-family-generic="modern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1:51:44.328515482</meta:creation-date>
    <dc:date>2021-05-16T02:24:27.376179610</dc:date>
    <meta:editing-duration>PT1H48M56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4" meta:paragraph-count="61" meta:word-count="1035" meta:character-count="6531" meta:non-whitespace-character-count="5519"/>
    <meta:user-defined meta:name="Mendeley Citation Style_1">http://www.zotero.org/styles/ieee</meta:user-defined>
    <meta:user-defined meta:name="Mendeley Document_1">True</meta:user-defined>
    <meta:user-defined meta:name="Mendeley Unique User Id_1">a13fb9df-c231-301d-99f7-8ef3452fb025</meta:user-defined>
  </office:meta>
</office:document-meta>
</file>